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87d" officeooo:paragraph-rsid="0004187d"/>
    </style:style>
    <style:style style:name="P2" style:family="paragraph" style:parent-style-name="Standard">
      <style:text-properties officeooo:rsid="00052ba4" officeooo:paragraph-rsid="00052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immer:</text:p>
      <text:p text:style-name="P2">1. Find long ORF</text:p>
      <text:p text:style-name="P1">tigr-glimmer long-orfs -n -t 1.15 09.fa.txt 09.long-orf-coords</text:p>
      <text:p text:style-name="P2">2. Extract long ORF</text:p>
      <text:p text:style-name="P1">tigr-glimmer extract -t 09.fa.txt 09.long-orf-coords &gt; 09.longorf </text:p>
      <text:p text:style-name="P2">3. Prepare training set</text:p>
      <text:p text:style-name="P1">tigr-glimmer build-icm -r 09.icm &lt; 09.longorf</text:p>
      <text:p text:style-name="P2">4. Run Glimmer</text:p>
      <text:p text:style-name="P1">tigr-glimmer glimmer3 -o50 -g110 -t30 09.fa.txt 09.icm 09.glimmertigr</text:p>
      <text:p text:style-name="P2">5. Long ORFs are provided to construct training set, what other two sources of </text:p>
      <text:p text:style-name="P2">sequences can be used instead of or in addition to long ORFs ? </text:p>
      <text:p text:style-name="P2">6. Is Glimmer suitable for all genomes ? Why ? </text:p>
      <text:p text:style-name="P2">7. Make a histogram of predicted gene lengths for each genome in 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1:16:29.802852234</meta:creation-date>
    <dc:date>2017-05-03T12:06:03.399600882</dc:date>
    <meta:editing-duration>PT9M23S</meta:editing-duration>
    <meta:editing-cycles>1</meta:editing-cycles>
    <meta:document-statistic meta:table-count="0" meta:image-count="0" meta:object-count="0" meta:page-count="1" meta:paragraph-count="13" meta:word-count="94" meta:character-count="577" meta:non-whitespace-character-count="492"/>
    <meta:generator>LibreOffice/5.1.6.2$Linux_X86_64 LibreOffice_project/10m0$Build-2</meta:generator>
  </office:meta>
</office:document-meta>
</file>